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a34" officeooo:paragraph-rsid="001eda34"/>
    </style:style>
    <style:style style:name="P2" style:family="paragraph" style:parent-style-name="Standard">
      <style:text-properties officeooo:rsid="001eda34" officeooo:paragraph-rsid="00200ae0"/>
    </style:style>
    <style:style style:name="P3" style:family="paragraph" style:parent-style-name="Standard">
      <style:text-properties officeooo:rsid="00200ae0" officeooo:paragraph-rsid="00200ae0"/>
    </style:style>
    <style:style style:name="P4" style:family="paragraph" style:parent-style-name="Standard">
      <style:text-properties officeooo:rsid="00203268" officeooo:paragraph-rsid="00203268"/>
    </style:style>
    <style:style style:name="P5" style:family="paragraph" style:parent-style-name="Standard">
      <style:text-properties officeooo:rsid="0021520e" officeooo:paragraph-rsid="0021520e"/>
    </style:style>
    <style:style style:name="T1" style:family="text">
      <style:text-properties officeooo:rsid="00200ae0"/>
    </style:style>
    <style:style style:name="T2" style:family="text">
      <style:text-properties officeooo:rsid="002116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30 password30 PivotIP: 10.50.29.28</text:p>
      <text:p text:style-name="P1"/>
      <text:p text:style-name="P2"><text:span text:style-name="T1">Task 1 – pivot thru the PivotIP, get the webpage off of the 10.3.0.1 web server, get the Internal IP of the pivot box</text:span></text:p>
      <text:p text:style-name="P2"/>
      <text:p text:style-name="P2"><text:span text:style-name="T1">(On net1, first terminal) </text:span>ssh -L <text:span text:style-name="T1">9030</text:span>:10.3.0.1:<text:span text:style-name="T1">80</text:span> <text:a xlink:type="simple" xlink:href="mailto:student30@10.50.29.28" text:style-name="Internet_20_link" text:visited-style-name="Visited_20_Internet_20_Link">student30@10.50.29.28</text:a> -NT</text:p>
      <text:p text:style-name="P3">(On net1, open web browser) <text:a xlink:type="simple" xlink:href="http://localhost:9030/" text:style-name="Internet_20_link" text:visited-style-name="Visited_20_Internet_20_Link">http://localhost:9030</text:a></text:p>
      <text:p text:style-name="P3"/>
      <text:p text:style-name="P3">Provided a flag of “With great power there must also come great responsibility!”</text:p>
      <text:p text:style-name="P3"/>
      <text:p text:style-name="P3">To find the internal ip:</text:p>
      <text:p text:style-name="P3">From net1 – ssh <text:a xlink:type="simple" xlink:href="mailto:student30@10.50.29.28" text:style-name="Internet_20_link" text:visited-style-name="Visited_20_Internet_20_Link">student30@10.50.29.28</text:a>, input the password, then just run ip addr</text:p>
      <text:p text:style-name="P3">Internal facing IP is 10.30.0.10</text:p>
      <text:p text:style-name="P3"/>
      <text:p text:style-name="P3"/>
      <text:p text:style-name="P4">Task 2 – pivot thru the machine, <text:span text:style-name="T2">then use Proxychains to conduct a port scan</text:span></text:p>
      <text:p text:style-name="P5">(On net1, first terminal) ssh -D 9050 <text:a xlink:type="simple" xlink:href="mailto:student@10.50.29.28" text:style-name="Internet_20_link" text:visited-style-name="Visited_20_Internet_20_Link">student@10.50.29.28</text:a> -NT</text:p>
      <text:p text:style-name="P5">(On net1, second terminal) proxychains $(for i in {0..63}; do nc -v -n -z -w 1 10.3.0.$i 20 21 22 80; do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11:33.187371331</meta:creation-date>
    <dc:date>2018-12-06T13:01:29.622947280</dc:date>
    <meta:editing-duration>P2DT3H37M19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122" meta:character-count="742" meta:non-whitespace-character-count="628"/>
  </office:meta>
</office:document-meta>
</file>